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C00000060158B75313321A2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66b9b" officeooo:paragraph-rsid="00266b9b" style:font-size-asian="15pt" style:font-size-complex="15pt"/>
    </style:style>
    <style:style style:name="P2" style:family="paragraph" style:parent-style-name="Standard">
      <style:paragraph-properties fo:text-align="start" style:justify-single-word="false" style:writing-mode="rl-tb"/>
      <style:text-properties fo:font-size="15pt" officeooo:rsid="00266b9b" officeooo:paragraph-rsid="00266b9b" style:font-size-asian="15pt" style:font-size-complex="15pt"/>
    </style:style>
    <style:style style:name="P3" style:family="paragraph" style:parent-style-name="Standard">
      <style:paragraph-properties fo:text-align="end" style:justify-single-word="false" style:writing-mode="rl-tb"/>
      <style:text-properties fo:font-size="15pt" officeooo:rsid="0026f217" officeooo:paragraph-rsid="0026f217" style:font-size-asian="15pt" style:font-size-complex="15pt"/>
    </style:style>
    <style:style style:name="P4" style:family="paragraph" style:parent-style-name="Standard">
      <style:paragraph-properties fo:text-align="end" style:justify-single-word="false" style:writing-mode="rl-tb"/>
      <style:text-properties officeooo:paragraph-rsid="0026f217"/>
    </style:style>
    <style:style style:name="P5" style:family="paragraph" style:parent-style-name="Standard">
      <style:paragraph-properties fo:text-align="end" style:justify-single-word="false" style:writing-mode="rl-tb"/>
      <style:text-properties officeooo:paragraph-rsid="002859f0"/>
    </style:style>
    <style:style style:name="P6" style:family="paragraph" style:parent-style-name="Standard">
      <style:paragraph-properties fo:text-align="start" style:justify-single-word="false" style:writing-mode="rl-tb"/>
      <style:text-properties officeooo:paragraph-rsid="002859f0"/>
    </style:style>
    <style:style style:name="P7" style:family="paragraph" style:parent-style-name="Standard">
      <style:paragraph-properties fo:text-align="end" style:justify-single-word="false" style:writing-mode="rl-tb"/>
      <style:text-properties officeooo:rsid="002859f0" officeooo:paragraph-rsid="002859f0"/>
    </style:style>
    <style:style style:name="P8" style:family="paragraph" style:parent-style-name="Standard">
      <style:paragraph-properties fo:text-align="end" style:justify-single-word="false" style:writing-mode="rl-tb"/>
      <style:text-properties fo:font-variant="normal" fo:text-transform="none" fo:color="#000000" style:font-name="Roboto" fo:font-size="15pt" fo:letter-spacing="normal" fo:font-style="normal" fo:font-weight="normal" officeooo:rsid="0027dca5" officeooo:paragraph-rsid="0026f217" style:font-size-asian="13.1000003814697pt" style:font-size-complex="15pt"/>
    </style:style>
    <style:style style:name="P9" style:family="paragraph" style:parent-style-name="Standard">
      <style:paragraph-properties fo:text-align="start" style:justify-single-word="false" style:writing-mode="rl-tb"/>
      <style:text-properties fo:font-variant="normal" fo:text-transform="none" fo:color="#000000" style:font-name="Roboto" fo:font-size="15pt" fo:letter-spacing="normal" fo:font-style="normal" fo:font-weight="normal" officeooo:rsid="0027dca5" officeooo:paragraph-rsid="002859f0" style:font-size-asian="13.1000003814697pt" style:font-size-complex="15pt"/>
    </style:style>
    <style:style style:name="P10" style:family="paragraph" style:parent-style-name="Standard">
      <style:paragraph-properties fo:text-align="end" style:justify-single-word="false" style:writing-mode="rl-tb"/>
      <style:text-properties fo:font-variant="normal" fo:text-transform="none" fo:color="#000000" style:font-name="Roboto" fo:font-size="15pt" fo:letter-spacing="normal" fo:font-style="normal" fo:font-weight="normal" officeooo:rsid="002b9c45" officeooo:paragraph-rsid="002b9c45" style:font-size-asian="13.1000003814697pt" style:font-size-complex="15pt"/>
    </style:style>
    <style:style style:name="P11" style:family="paragraph" style:parent-style-name="Standard">
      <style:paragraph-properties fo:text-align="end" style:justify-single-word="false" style:writing-mode="rl-tb"/>
      <style:text-properties fo:font-variant="normal" fo:text-transform="none" fo:color="#000000" style:font-name="Roboto" fo:font-size="15pt" fo:letter-spacing="normal" fo:font-style="normal" fo:font-weight="normal" officeooo:rsid="002b9c45" officeooo:paragraph-rsid="002859f0" style:font-size-asian="13.1000003814697pt" style:font-size-complex="15pt"/>
    </style:style>
    <style:style style:name="P12" style:family="paragraph" style:parent-style-name="Standard">
      <style:paragraph-properties fo:text-align="end" style:justify-single-word="false" style:writing-mode="rl-tb"/>
      <style:text-properties fo:font-variant="normal" fo:text-transform="none" fo:color="#000000" style:font-name="Roboto" fo:font-size="15pt" fo:letter-spacing="normal" fo:font-style="normal" fo:font-weight="normal" officeooo:rsid="0029962c" officeooo:paragraph-rsid="0029962c" style:font-size-asian="13.1000003814697pt" style:font-size-complex="15pt"/>
    </style:style>
    <style:style style:name="P13" style:family="paragraph" style:parent-style-name="Standard">
      <style:paragraph-properties fo:text-align="end" style:justify-single-word="false" style:writing-mode="rl-tb"/>
      <style:text-properties fo:font-variant="normal" fo:text-transform="none" fo:color="#212121" style:font-name="Roboto" fo:font-size="15pt" fo:letter-spacing="normal" fo:font-style="normal" fo:font-weight="normal" officeooo:rsid="002859f0" officeooo:paragraph-rsid="002859f0" style:font-size-asian="13.1000003814697pt" style:font-size-complex="15pt"/>
    </style:style>
    <style:style style:name="P14" style:family="paragraph" style:parent-style-name="Text_20_body">
      <style:paragraph-properties fo:text-align="end" style:justify-single-word="false" style:writing-mode="rl-tb"/>
      <style:text-properties officeooo:paragraph-rsid="0029962c"/>
    </style:style>
    <style:style style:name="P15" style:family="paragraph" style:parent-style-name="Text_20_body">
      <style:paragraph-properties fo:text-align="end" style:justify-single-word="false" style:writing-mode="rl-tb"/>
      <style:text-properties officeooo:rsid="002b74a6" officeooo:paragraph-rsid="002b74a6"/>
    </style:style>
    <style:style style:name="P16" style:family="paragraph" style:parent-style-name="Text_20_body">
      <style:paragraph-properties fo:text-align="start" style:justify-single-word="false" style:writing-mode="rl-tb"/>
      <style:text-properties fo:font-variant="normal" fo:text-transform="none" fo:color="#000000" style:font-name="Roboto" fo:font-size="15pt" fo:letter-spacing="normal" fo:font-style="normal" fo:font-weight="normal" officeooo:rsid="0029962c" officeooo:paragraph-rsid="0029962c" style:font-size-asian="13.1000003814697pt" style:font-size-complex="15pt"/>
    </style:style>
    <style:style style:name="P17" style:family="paragraph" style:parent-style-name="Text_20_body">
      <style:paragraph-properties fo:text-align="start" style:justify-single-word="false" style:writing-mode="rl-tb"/>
      <style:text-properties fo:font-variant="normal" fo:text-transform="none" fo:color="#242729" style:font-name="Consolas" fo:font-size="9.75pt" fo:letter-spacing="normal" fo:font-style="normal" fo:font-weight="normal" officeooo:rsid="002b9c45" officeooo:paragraph-rsid="002b9c45"/>
    </style:style>
    <style:style style:name="P18" style:family="paragraph" style:parent-style-name="Text_20_body">
      <style:paragraph-properties fo:text-align="end" style:justify-single-word="false" style:writing-mode="rl-tb"/>
      <style:text-properties fo:font-variant="normal" fo:text-transform="none" fo:color="#242729" style:font-name="Consolas" fo:font-size="9.75pt" fo:letter-spacing="normal" fo:font-style="normal" fo:font-weight="normal" officeooo:rsid="002b74a6" officeooo:paragraph-rsid="0029962c"/>
    </style:style>
    <style:style style:name="P19" style:family="paragraph" style:parent-style-name="Text_20_body">
      <style:paragraph-properties fo:text-align="end" style:justify-single-word="false" style:writing-mode="rl-tb"/>
      <style:text-properties fo:font-variant="normal" fo:text-transform="none" fo:color="#242729" style:font-name="Consolas" fo:font-size="9.75pt" fo:letter-spacing="normal" fo:font-style="normal" fo:font-weight="normal" officeooo:rsid="002b74a6" officeooo:paragraph-rsid="002b74a6"/>
    </style:style>
    <style:style style:name="P20" style:family="paragraph" style:parent-style-name="Text_20_body">
      <style:paragraph-properties fo:text-align="end" style:justify-single-word="false" style:writing-mode="rl-tb"/>
      <style:text-properties fo:font-size="15pt" style:font-size-asian="15pt" style:font-size-complex="15pt"/>
    </style:style>
    <style:style style:name="P21" style:family="paragraph" style:parent-style-name="Text_20_body">
      <style:paragraph-properties fo:text-align="end" style:justify-single-word="false" style:writing-mode="rl-tb"/>
      <style:text-properties fo:font-size="15pt" officeooo:paragraph-rsid="002e290c" style:font-size-asian="15pt" style:font-size-complex="15pt"/>
    </style:style>
    <style:style style:name="P22" style:family="paragraph" style:parent-style-name="Text_20_body">
      <style:paragraph-properties fo:text-align="end" style:justify-single-word="false" style:writing-mode="rl-tb"/>
      <style:text-properties fo:font-size="15pt" officeooo:rsid="002f54e6" officeooo:paragraph-rsid="002f54e6" style:font-size-asian="15pt" style:font-size-complex="15pt"/>
    </style:style>
    <style:style style:name="P23" style:family="paragraph" style:parent-style-name="Text_20_body">
      <style:paragraph-properties fo:text-align="end" style:justify-single-word="false" style:writing-mode="rl-tb"/>
      <style:text-properties fo:font-size="15pt" officeooo:rsid="0031df0c" officeooo:paragraph-rsid="0031df0c" style:font-size-asian="15pt" style:font-size-complex="15pt"/>
    </style:style>
    <style:style style:name="P24" style:family="paragraph" style:parent-style-name="Text_20_body">
      <style:paragraph-properties fo:text-align="end" style:justify-single-word="false" style:writing-mode="rl-tb"/>
      <style:text-properties fo:font-size="15pt" officeooo:rsid="0032a508" officeooo:paragraph-rsid="0032a508" style:font-size-asian="15pt" style:font-size-complex="15pt"/>
    </style:style>
    <style:style style:name="P25" style:family="paragraph" style:parent-style-name="Text_20_body">
      <style:paragraph-properties fo:margin-left="0in" fo:margin-right="0in" fo:margin-top="0.0835in" fo:margin-bottom="0.0835in" loext:contextual-spacing="false" fo:orphans="2" fo:widows="2" fo:text-indent="0in" style:auto-text-indent="false"/>
    </style:style>
    <style:style style:name="P26" style:family="paragraph" style:parent-style-name="Text_20_body">
      <style:paragraph-properties fo:margin-left="0in" fo:margin-right="0in" fo:margin-top="0.0835in" fo:margin-bottom="0.0835in" loext:contextual-spacing="false" fo:orphans="2" fo:widows="2" fo:text-indent="0in" style:auto-text-indent="false"/>
      <style:text-properties fo:font-variant="normal" fo:text-transform="none" fo:color="#000000" style:font-name="Roboto" fo:font-size="15pt" fo:letter-spacing="normal" fo:font-style="normal" fo:font-weight="normal" officeooo:rsid="0029962c" style:font-size-asian="13.1000003814697pt" style:font-size-complex="15pt" loext:padding-left="0.0835in" loext:padding-right="0.0417in" loext:padding-top="0.0417in" loext:padding-bottom="0.0417in" loext:border="0.06pt solid #d3d3d3"/>
    </style:style>
    <style:style style:name="P27" style:family="paragraph" style:parent-style-name="Text_20_body">
      <style:paragraph-properties fo:margin-left="0in" fo:margin-right="0in" fo:margin-top="0.0835in" fo:margin-bottom="0in" loext:contextual-spacing="false" fo:orphans="2" fo:widows="2" fo:text-indent="0in" style:auto-text-indent="false"/>
      <style:text-properties fo:font-variant="normal" fo:text-transform="none" fo:color="#000000" style:font-name="Roboto" fo:font-size="15pt" fo:letter-spacing="normal" fo:font-style="normal" fo:font-weight="normal" officeooo:rsid="0029962c" style:font-size-asian="13.1000003814697pt" style:font-size-complex="15pt" loext:padding-left="0.0835in" loext:padding-right="0.0417in" loext:padding-top="0.0417in" loext:padding-bottom="0.0417in" loext:border="0.06pt solid #d3d3d3"/>
    </style:style>
    <style:style style:name="P28" style:family="paragraph" style:parent-style-name="Text_20_body">
      <style:paragraph-properties fo:margin-left="0in" fo:margin-right="0in" fo:margin-top="0.0835in" fo:margin-bottom="0in" loext:contextual-spacing="false" fo:orphans="2" fo:widows="2" fo:text-indent="0in" style:auto-text-indent="false"/>
      <style:text-properties fo:font-variant="normal" fo:text-transform="none" fo:color="#000000" style:font-name="Roboto" fo:font-size="15pt" fo:letter-spacing="normal" fo:font-style="normal" fo:font-weight="normal" officeooo:rsid="0029962c" officeooo:paragraph-rsid="0029962c" style:font-size-asian="13.1000003814697pt" style:font-size-complex="15pt" loext:padding-left="0.0835in" loext:padding-right="0.0417in" loext:padding-top="0.0417in" loext:padding-bottom="0.0417in" loext:border="0.06pt solid #d3d3d3"/>
    </style:style>
    <style:style style:name="P29" style:family="paragraph" style:parent-style-name="Text_20_body">
      <style:paragraph-properties fo:text-align="end" style:justify-single-word="false" style:writing-mode="rl-tb"/>
      <style:text-properties fo:font-variant="normal" fo:text-transform="none" style:font-name="Roboto" fo:font-size="15pt" fo:letter-spacing="normal" fo:font-style="normal" fo:font-weight="normal" officeooo:rsid="002e290c" officeooo:paragraph-rsid="002e290c" style:font-size-asian="15pt" style:font-size-complex="15pt"/>
    </style:style>
    <style:style style:name="P30" style:family="paragraph" style:parent-style-name="Text_20_body">
      <style:paragraph-properties fo:text-align="end" style:justify-single-word="false" style:writing-mode="rl-tb"/>
      <style:text-properties fo:font-variant="normal" fo:text-transform="none" style:font-name="Roboto" fo:font-size="15pt" fo:letter-spacing="normal" fo:font-style="normal" fo:font-weight="normal" officeooo:rsid="002f54e6" officeooo:paragraph-rsid="002f54e6" style:font-size-asian="15pt" style:font-size-complex="15pt"/>
    </style:style>
    <style:style style:name="P31" style:family="paragraph" style:parent-style-name="Text_20_body">
      <style:paragraph-properties fo:text-align="end" style:justify-single-word="false" style:writing-mode="rl-tb"/>
      <style:text-properties fo:font-variant="normal" fo:text-transform="none" style:font-name="Roboto" fo:font-size="13pt" fo:letter-spacing="normal" fo:font-style="normal" fo:font-weight="normal" officeooo:rsid="0031df0c" officeooo:paragraph-rsid="0031df0c" style:font-size-asian="11.3500003814697pt" style:font-size-complex="13pt"/>
    </style:style>
    <style:style style:name="P32" style:family="paragraph" style:parent-style-name="Text_20_body">
      <style:paragraph-properties fo:text-align="end" style:justify-single-word="false" style:writing-mode="rl-tb"/>
      <style:text-properties fo:font-variant="normal" fo:text-transform="none" style:font-name="Roboto" fo:font-size="13pt" fo:letter-spacing="normal" fo:font-style="normal" fo:font-weight="normal" officeooo:rsid="0032a508" officeooo:paragraph-rsid="0032a508" style:font-size-asian="11.3500003814697pt" style:font-size-complex="13pt"/>
    </style:style>
    <style:style style:name="P33" style:family="paragraph" style:parent-style-name="Text_20_body">
      <style:paragraph-properties fo:text-align="end" style:justify-single-word="false" style:writing-mode="rl-tb"/>
      <style:text-properties fo:font-variant="normal" fo:text-transform="none" style:font-name="Roboto" fo:font-size="13pt" fo:letter-spacing="normal" fo:font-style="normal" fo:font-weight="normal" officeooo:rsid="0034927c" officeooo:paragraph-rsid="0034927c" style:font-size-asian="11.3500003814697pt" style:font-size-complex="13pt"/>
    </style:style>
    <style:style style:name="T1" style:family="text">
      <style:text-properties fo:font-variant="normal" fo:text-transform="none" fo:color="#757575" style:font-name="Roboto" fo:font-size="25.5pt" fo:letter-spacing="normal" fo:font-style="normal" fo:font-weight="normal"/>
    </style:style>
    <style:style style:name="T2" style:family="text">
      <style:text-properties fo:font-variant="normal" fo:text-transform="none" fo:color="#000000" style:font-name="Roboto" fo:font-size="13.5pt" fo:letter-spacing="normal" fo:font-style="normal" fo:font-weight="normal"/>
    </style:style>
    <style:style style:name="T3" style:family="text">
      <style:text-properties fo:font-variant="normal" fo:text-transform="none" fo:color="#000000" style:font-name="Roboto" fo:font-size="13.5pt" fo:letter-spacing="normal" fo:font-style="normal" fo:font-weight="normal" officeooo:rsid="0026f217"/>
    </style:style>
    <style:style style:name="T4" style:family="text">
      <style:text-properties fo:font-variant="normal" fo:text-transform="none" fo:color="#000000" style:font-name="Roboto" fo:font-size="15pt" fo:letter-spacing="normal" fo:font-style="normal" fo:font-weight="normal" style:font-size-asian="13.1000003814697pt" style:font-size-complex="15pt"/>
    </style:style>
    <style:style style:name="T5" style:family="text">
      <style:text-properties fo:font-variant="normal" fo:text-transform="none" fo:color="#000000" style:font-name="Roboto" fo:font-size="15pt" fo:letter-spacing="normal" fo:font-style="normal" fo:font-weight="normal" officeooo:rsid="0026f217" style:font-size-asian="13.1000003814697pt" style:font-size-complex="15pt"/>
    </style:style>
    <style:style style:name="T6" style:family="text">
      <style:text-properties fo:font-variant="normal" fo:text-transform="none" fo:color="#000000" style:font-name="Roboto" fo:font-size="15pt" fo:letter-spacing="normal" fo:font-style="normal" fo:font-weight="normal" officeooo:rsid="0027dca5" style:font-size-asian="13.1000003814697pt" style:font-size-complex="15pt"/>
    </style:style>
    <style:style style:name="T7" style:family="text">
      <style:text-properties fo:font-variant="normal" fo:text-transform="none" fo:color="#000000" style:font-name="Roboto" fo:font-size="15pt" fo:letter-spacing="normal" fo:font-style="normal" fo:font-weight="normal" officeooo:rsid="002859f0" style:font-size-asian="13.1000003814697pt" style:font-size-complex="15pt"/>
    </style:style>
    <style:style style:name="T8" style:family="text">
      <style:text-properties fo:font-variant="normal" fo:text-transform="none" fo:color="#000000" style:font-name="Roboto" fo:font-size="15pt" fo:letter-spacing="normal" fo:font-style="normal" fo:font-weight="normal" officeooo:rsid="0029962c" style:font-size-asian="13.1000003814697pt" style:font-size-complex="15pt"/>
    </style:style>
    <style:style style:name="T9" style:family="text">
      <style:text-properties fo:font-variant="normal" fo:text-transform="none" fo:color="#000000" style:font-name="Roboto" fo:font-size="15pt" fo:letter-spacing="normal" fo:font-style="normal" fo:font-weight="normal" officeooo:rsid="0029962c" style:font-size-asian="13.1000003814697pt" style:font-size-complex="15pt" loext:padding-left="0.0835in" loext:padding-right="0.0417in" loext:padding-top="0.0417in" loext:padding-bottom="0.0417in" loext:border="0.06pt solid #d3d3d3"/>
    </style:style>
    <style:style style:name="T10" style:family="text">
      <style:text-properties fo:font-variant="normal" fo:text-transform="none" fo:color="#000000" style:font-name="Roboto" fo:font-size="15pt" fo:letter-spacing="normal" fo:font-style="normal" fo:font-weight="normal" officeooo:rsid="002b9c45" style:font-size-asian="13.1000003814697pt" style:font-size-complex="15pt"/>
    </style:style>
    <style:style style:name="T11" style:family="text">
      <style:text-properties fo:font-variant="normal" fo:text-transform="none" fo:color="#212121" style:font-name="Roboto" fo:letter-spacing="normal" fo:font-style="normal" fo:font-weight="normal" officeooo:rsid="0026f217" style:font-size-asian="13.1000003814697pt" style:font-size-complex="15pt"/>
    </style:style>
    <style:style style:name="T12" style:family="text">
      <style:text-properties fo:font-variant="normal" fo:text-transform="none" fo:color="#212121" style:font-name="Roboto" fo:font-size="12pt" fo:letter-spacing="normal" fo:font-style="normal" fo:font-weight="bold" officeooo:rsid="0026f217" style:font-size-asian="13.1000003814697pt" style:font-size-complex="15pt"/>
    </style:style>
    <style:style style:name="T13" style:family="text">
      <style:text-properties fo:font-variant="normal" fo:text-transform="none" fo:color="#212121" style:font-name="Roboto" fo:font-size="12pt" fo:letter-spacing="normal" fo:font-style="normal" fo:font-weight="bold" officeooo:rsid="002859f0" style:font-size-asian="13.1000003814697pt" style:font-size-complex="15pt"/>
    </style:style>
    <style:style style:name="T14" style:family="text">
      <style:text-properties fo:font-variant="normal" fo:text-transform="none" fo:color="#212121" style:font-name="Roboto" fo:font-size="15pt" fo:letter-spacing="normal" fo:font-style="normal" fo:font-weight="normal" officeooo:rsid="002859f0" style:font-size-asian="13.1000003814697pt" style:font-size-complex="15pt"/>
    </style:style>
    <style:style style:name="T15" style:family="text">
      <style:text-properties fo:font-variant="normal" fo:text-transform="none" fo:color="#005999" style:text-line-through-style="none" style:text-line-through-type="none" style:font-name="Arial" fo:font-size="11.25pt" fo:letter-spacing="normal" fo:font-style="normal" style:text-underline-style="none" fo:font-weight="normal" officeooo:rsid="002859f0" style:text-blinking="false" style:font-size-asian="13.1000003814697pt" style:font-size-complex="15pt" loext:padding="0in" loext:border="none"/>
    </style:style>
    <style:style style:name="T16" style:family="text">
      <style:text-properties fo:font-variant="normal" fo:text-transform="none" style:font-name="Roboto" fo:font-size="9pt" fo:letter-spacing="normal" fo:font-style="normal" fo:font-weight="normal" loext:padding-left="0.0835in" loext:padding-right="0.0417in" loext:padding-top="0.0417in" loext:padding-bottom="0.0417in" loext:border="0.06pt solid #d3d3d3"/>
    </style:style>
    <style:style style:name="T17" style:family="text">
      <style:text-properties fo:font-variant="normal" fo:text-transform="none" style:font-name="Roboto" fo:letter-spacing="normal" fo:font-style="normal" fo:font-weight="normal"/>
    </style:style>
    <style:style style:name="T18" style:family="text">
      <style:text-properties fo:font-variant="normal" fo:text-transform="none" style:font-name="Roboto" fo:letter-spacing="normal" fo:font-style="normal" fo:font-weight="normal" officeooo:rsid="002e290c"/>
    </style:style>
    <style:style style:name="T19" style:family="text">
      <style:text-properties fo:font-variant="normal" fo:text-transform="none" style:font-name="Roboto" fo:letter-spacing="normal" fo:font-style="normal" fo:font-weight="normal" officeooo:rsid="0031317a"/>
    </style:style>
    <style:style style:name="T20" style:family="text">
      <style:text-properties fo:font-variant="normal" fo:text-transform="none" style:font-name="Roboto" fo:font-size="13pt" fo:letter-spacing="normal" fo:font-style="normal" fo:font-weight="normal" style:font-size-asian="11.3500003814697pt" style:font-size-complex="13pt"/>
    </style:style>
    <style:style style:name="T21" style:family="text">
      <style:text-properties fo:font-variant="normal" fo:text-transform="none" fo:color="#242729" style:font-name="Consolas" fo:font-size="9.75pt" fo:letter-spacing="normal" fo:font-style="normal" fo:font-weight="normal"/>
    </style:style>
    <style:style style:name="T22" style:family="text">
      <style:text-properties fo:font-variant="normal" fo:text-transform="none" fo:color="#242729" style:font-name="Consolas" fo:font-size="9.75pt" fo:letter-spacing="normal" fo:font-style="normal" fo:font-weight="normal" officeooo:rsid="002b74a6"/>
    </style:style>
    <style:style style:name="T23" style:family="text">
      <style:text-properties fo:font-variant="normal" fo:text-transform="none" fo:color="#242729" style:font-name="Consolas" fo:font-size="9.75pt" fo:letter-spacing="normal" fo:font-style="normal" fo:font-weight="normal" officeooo:rsid="002b9c45"/>
    </style:style>
    <style:style style:name="T24" style:family="text">
      <style:text-properties fo:color="#800000"/>
    </style:style>
    <style:style style:name="T25" style:family="text">
      <style:text-properties fo:font-size="15pt" officeooo:rsid="0026f217" style:font-size-asian="15pt" style:font-size-complex="15pt"/>
    </style:style>
    <style:style style:name="T26" style:family="text">
      <style:text-properties officeooo:rsid="0029962c"/>
    </style:style>
    <style:style style:name="T27" style:family="text">
      <style:text-properties officeooo:rsid="002e290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line-break/><text:span text:style-name="T1">Creating a Google API Console project and client ID</text:span></text:p>
      <text:p text:style-name="P1"/>
      <text:p text:style-name="P1">برای اینکه کاربر بتواند از طریق گوگل پلاس در سایت ما ثبت نام کند باید ابتدا <text:s/>به گوگل بگوییم که می خواهیم یک اپ درست کنیم همان گونه که برای گیتاب باید درست کنیم . ماحصل اینکار این است که دو تا رمز در اختیارمان قرار می گیرد که ان ها را در اپ خود قرار می دهیم و نیز ما ادرس call back را رجیستر می کنیم تا گوگل بداند اطلاعات را به کجا باید بازپس بفرستد.</text:p>
      <text:p text:style-name="P1"/>
      <text:p text:style-name="P1"/>
      <text:p text:style-name="P1"><text:span text:style-name="T24">تذکر</text:span>: برای مراحل زیر باید فیلترشکن روشن باشد</text:p>
      <text:p text:style-name="P1"/>
      <text:p text:style-name="P1"/>
      <text:p text:style-name="P3">به ادرس زیر می رویم:<text:line-break/><text:line-break/><text:a xlink:type="simple" xlink:href="https://console.developers.google.com/" text:style-name="Internet_20_link" text:visited-style-name="Visited_20_Internet_20_Link">https://console.developers.google.com</text:a></text:p>
      <text:p text:style-name="P3">در جایی که معمولا navbar سایت ها قرار دارد یک منوی کشویی می بینیم. روی ان کلیک می کنیم لیست اپ هایی که تا به حال ساخته ایم را می بینیم اما ما قرار است یک اپ جدید درست کنیم در سمت راست نوار سرچ گزینه ی + را مشاهده می کنیم روی ان کلیک کرده و در منوی باز شده یک نام به اپ خود می دهیم و save می کنیم.</text:p>
      <text:p text:style-name="P3"/>
      <text:p text:style-name="P4"><text:span text:style-name="T25">پس از اینکه اپ را ایجاد کردیم از پنل سمت گزینه ی </text:span><text:span text:style-name="T2">Credentials </text:span><text:span text:style-name="T3">را انتخاب می کنیم </text:span><text:span text:style-name="T5">می بینیم که سه زیر منو برایمان باز می شود ما منوی </text:span><text:span text:style-name="T11"> </text:span><text:span text:style-name="T12">OAuth consent </text:span><text:soft-page-break/><text:span text:style-name="T12">screen</text:span><text:span text:style-name="T5"> را انتخاب می کنیم . </text:span><text:span text:style-name="T6"><text:s/>در صفحه ی باز شده ایمیل و نام محصول را می دهیم در این صفحه چهار input دیگر هم هست که ظاهرا url ازما می خواهند من فعلا کاری با انها ندارم و خالی میگزارم و روی save کلیک می کنم</text:span></text:p>
      <text:p text:style-name="P8"/>
      <text:p text:style-name="P5"><text:span text:style-name="T6">در زیر منوی </text:span><text:span text:style-name="T4">Credentials</text:span><text:span text:style-name="T6"> روی create Credentials کلیک می کنیم که یک لیست کشویی برایمان باز می کند ما روی OAuth client ID <text:s/>کلیک می کنیم.</text:span></text:p>
      <text:p text:style-name="P5"><text:span text:style-name="T7">با این کار به صفحه ای هدایت می شویم که چند دکمه ی رادیویی برای انتخاب <text:s/></text:span><text:span text:style-name="T14"><text:s/>نوع apllication داریم ما باید  </text:span><text:span text:style-name="T13">Web application</text:span><text:span text:style-name="T14"> را انتخاب کنیم . گزینه هایی در اختیارمان قرار می گیرد اینجا باید چیزهایی را وارد کنیم <text:s/>یک نام که بالاخره یه نامی می دهیم خیلی درگیرش نیستم فعلا حتی نمی دانم این نام قرار است بعدا کجا استفاده شود اما در قسمت Restrictions</text:span></text:p>
      <text:p text:style-name="P13"><text:s/>ما دو input می بینیم یکی مال زمانی است که می خواهیم با اپ خود از طریق جاوااسکریپت در ارتباط باشیم و یکی هم مربوط به زمانی است که بخواهیم در طریق جنگو با اپ خود در ارتباط باشیم که ما دنبال این راه حل دوم هستیم پس اولی را خالی گذاشته و برای Authorized redirect URIs ادرس زیر را وارد می کنیم:<text:line-break/><text:line-break/></text:p>
      <text:p text:style-name="P6"><text:a xlink:type="simple" xlink:href="http://localhost:8000/soc/complete/google-oauth2/" text:style-name="Internet_20_link" text:visited-style-name="Visited_20_Internet_20_Link"><text:span text:style-name="T15">http://127.0.0.1:8000/oauth/complete/google-oauth2/</text:span></text:a><text:span text:style-name="T6"> </text:span></text:p>
      <text:p text:style-name="P9"/>
      <text:p text:style-name="P7"><text:span text:style-name="T6">م</text:span><text:span text:style-name="T4">راقب باشیم این کلمه ی oauth را باید خودمان در urls.py ریشه </text:span><text:span text:style-name="T8">هم وارد کرده باشیم بدیهی است اگر چیز دیگری وارد کرده باشیم باید اینجا هم همان را داده باشیم. </text:span><text:span text:style-name="T10">مثلا این طوری:<text:line-break/><text:line-break/></text:span></text:p>
      <text:p text:style-name="P10">url(r'^oauth/', include('social_django.urls', namespace='social')), </text:p>
      <text:p text:style-name="P11"/>
      <text:p text:style-name="P11"><text:soft-page-break/></text:p>
      <text:p text:style-name="P12">و انگاه create را میزنیم.</text:p>
      <text:p text:style-name="P12">کادری برایمان باز می شود و رمزهایی که می خواستیم را به ما میدهد:<text:line-break/><text:line-break/></text:p>
      <text:p text:style-name="P16">Here is your client ID</text:p>
      <text:p text:style-name="P25"><text:span text:style-name="T16"><text:line-break/></text:span><text:span text:style-name="T9">901452356058-sbm1iimkq1q000hmddsnm6835hoek5gl.apps.googleusercontent.com</text:span></text:p>
      <text:p text:style-name="P26"/>
      <text:p text:style-name="P26">Here is your client secret</text:p>
      <text:p text:style-name="Text_20_body"><text:span text:style-name="T16"><text:line-break/></text:span>PcdsFCw98uwAmuDmsY58zrCQ</text:p>
      <text:p text:style-name="Text_20_body"/>
      <text:p text:style-name="Text_20_body"/>
      <text:p text:style-name="P14"><text:span text:style-name="T26">اولی client <text:s/>است و دومی secret <text:s text:c="2"/>در فایل تنظیمات اولی را برای </text:span><text:span text:style-name="T21">SOCIAL_AUTH_GOOGLE_OAUTH2_KEY </text:span><text:span text:style-name="T22">و دومی را برای SOCIAL_AUTH_GOOGLE_OAUTH2_SECRET قرار می دهیم . <text:s/></text:span><text:span text:style-name="T23">مثلا برای یک پروژه ی دیگر و نه رمزهای فوق در فایل تنظیمات اینگونه داریم و کارهم کرده است:<text:line-break/><text:line-break/></text:span></text:p>
      <text:p text:style-name="P17"><draw:frame draw:style-name="fr1" draw:name="Image1" text:anchor-type="paragraph" svg:width="6.5in" svg:height="0.6992in" draw:z-index="0"><draw:image xlink:href="Pictures/100000000000037C00000060158B75313321A2C1.png" xlink:type="simple" xlink:show="embed" xlink:actuate="onLoad"/></draw:frame></text:p>
      <text:p text:style-name="P18"/>
      <text:p text:style-name="P15"><text:span text:style-name="T21">مطالب فوق در ادرس زیر هم که از اسناد خود گوگل هست هم امده اند من فقط خواستم به زبان ساده بگویم :<text:line-break/></text:span><text:soft-page-break/><text:span text:style-name="T21"><text:line-break/></text:span><text:a xlink:type="simple" xlink:href="https://developers.google.com/identity/sign-in/web/devconsole-project" text:style-name="Internet_20_link" text:visited-style-name="Visited_20_Internet_20_Link">https://developers.google.com/identity/sign-in/web/devconsole-project</text:a></text:p>
      <text:p text:style-name="P19"/>
      <text:p text:style-name="P27"/>
      <text:p text:style-name="P27"/>
      <text:p text:style-name="P28"/>
      <text:p text:style-name="P28"/>
      <text:p text:style-name="P28"/>
      <text:p text:style-name="P20">توضیحات <text:s/>بیشتر <text:span text:style-name="T27">در مورد مطالب این صفحه:<text:line-break/><text:line-break/>انچه ما به عنوان اپ ایجاد می کنیم چیزی بزرگتر از این حرف هاست که در ابتدا به ذهن من رسید . اپ هارا می توانیم از طریق منوی کشویی باز کنیم وقتی ان را باز می کنیم می بینیم که می توانیم برای web application و <text:s/>… بسازیم یعنی هر اپ می تواند چندین نمی دانم چه بگویم چندین درگاه ارتباطی داشته باشد . این چیزی که من درگاه های ارتباطی خطابش کردم در زبان خود گوگل نامش </text:span><text:span text:style-name="T17">Credentials</text:span></text:p>
      <text:p text:style-name="P21"><text:span text:style-name="T27">است و چندین نوع </text:span><text:span text:style-name="T17">Credential </text:span><text:span text:style-name="T18">وجود دارد چیزی که ما در این فایل ایجاد کردیم نامش oauth client id <text:s/>است.</text:span></text:p>
      <text:p text:style-name="P29"/>
      <text:p text:style-name="P22"><text:span text:style-name="T18">چ</text:span><text:span text:style-name="T17">ند لینک:</text:span></text:p>
      <text:p text:style-name="P30"/>
      <text:p text:style-name="P30">ظاهرا این روش گرفتن پروفایل نامش OpentId است و امکان دسترسی به اطلاعات زیر را بیشتر نمی دهد:<text:line-break/></text:p>
      <text:p text:style-name="P22"><text:a xlink:type="simple" xlink:href="https://developers.google.com/+/web/api/rest/openidconnect/getOpenIdConnect" text:style-name="Internet_20_link" text:visited-style-name="Visited_20_Internet_20_Link"><text:span text:style-name="T17">https://developers.google.com/+/web/api/rest/openidconnect/getOpenIdConnect</text:span></text:a></text:p>
      <text:p text:style-name="P22"><text:soft-page-break/><text:span text:style-name="T17">و ندانستن این موضوع مدت زمانی مرا لنگ کرد زیرا می خواستم تاریخ تولد و شماره تلفن و مخاطبین طرف را بگیرم که نمی شد .</text:span><text:span text:style-name="T19">البته در استک و جاهای دیگر روش ساده ای برای گرفتن تاریخ تولد امده بود و ان هم همین کدهایی بود که ما می نوشتیم و من فکور بودم که چرا تاریخ تولد را نشان می دهد اما سپس در گفت و گویی در گیتاب دیدم که می گفتند گوگل قبلا تاریخ تولد را میداده الان دیگر تخته اش کرده است و البته ممکن است با بتوان با روشی غیر از openid بدان دست یافت . </text:span></text:p>
      <text:p text:style-name="P23"><text:span text:style-name="T19">ن</text:span><text:span text:style-name="T17">کته : برای انکه بتوانیم </text:span><text:span text:style-name="T20">جنسیت را بگیریم باید کاربر ان را در گوگل پلاس poblic کرده <text:s/>باشد.</text:span></text:p>
      <text:p text:style-name="P31"/>
      <text:p text:style-name="P24"><text:span text:style-name="T20">خود گوگل ادعا میکند برای جنگوکار ها یک کتابخانه مخصوص دارد من که چندروزی است با این django-allauth سروکله زده ام اما تو اگر بعدا خواستی این را پیگیر شوی شروعش از لینک زیر است:<text:line-break/></text:span><text:a xlink:type="simple" xlink:href="https://developers.google.com/api-client-library/python/guide/django" text:style-name="Internet_20_link" text:visited-style-name="Visited_20_Internet_20_Link"><text:span text:style-name="T20">https://developers.google.com/api-client-library/python/guide/django</text:span></text:a></text:p>
      <text:p text:style-name="P32"/>
      <text:p text:style-name="P33">لینک دیگر:<text:line-break/><text:line-break/>اسکوپ های گوگل پلاس را میتوانیم در لینک زیر ببینیم:<text:line-break/><text:line-break/><text:a xlink:type="simple" xlink:href="https://developers.google.com/identity/protocols/googlescopes" text:style-name="Internet_20_link" text:visited-style-name="Visited_20_Internet_20_Link">https://developers.google.com/identity/protocols/googlescopes</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ListLabel_20_1" style:display-name="ListLabel 1" style:family="text">
      <style:text-properties fo:font-size="14pt"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hab</meta:initial-creator>
    <meta:editing-cycles>21</meta:editing-cycles>
    <meta:creation-date>2017-06-01T07:12:00</meta:creation-date>
    <dc:date>2017-11-29T16:50:25.663656443</dc:date>
    <meta:editing-duration>PT11H37M21S</meta:editing-duration>
    <meta:generator>LibreOffice/5.1.6.2$Linux_X86_64 LibreOffice_project/10m0$Build-2</meta:generator>
    <meta:document-statistic meta:table-count="0" meta:image-count="1" meta:object-count="0" meta:page-count="5" meta:paragraph-count="29" meta:word-count="837" meta:character-count="4435" meta:non-whitespace-character-count="35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